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2025-01-07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2024-01-10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2023-01-12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2021-12-09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2020-12-29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2020-01-23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2019-02-12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2017-12-06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2016-12-20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2016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2015-02-20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2013-12-03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2013-01-24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2011-12-13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2010-12-15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2009-12-07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2009-01-09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2008-01-29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2007-01-25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2006-01-03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2005-01-06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2004-01-22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2003-01-19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2002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2001-01-22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2000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99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98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97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96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9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8824" calcext:value-type="float">
            <text:p>39.3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94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93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9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91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90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7104" calcext:value-type="float">
            <text:p>48.4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9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1488" calcext:value-type="float">
            <text:p>48.4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6664" calcext:value-type="float">
            <text:p>48.7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0024" calcext:value-type="float">
            <text:p>48.9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6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3016" calcext:value-type="float">
            <text:p>51.5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4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9632" calcext:value-type="float">
            <text:p>51.9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3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3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1672" calcext:value-type="float">
            <text:p>53.0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3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2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2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3928" calcext:value-type="float">
            <text:p>52.7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2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5224" calcext:value-type="float">
            <text:p>52.4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2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2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2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6536" calcext:value-type="float">
            <text:p>53.05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2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2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2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3008" calcext:value-type="float">
            <text:p>53.0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2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5344" calcext:value-type="float">
            <text:p>53.4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2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1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252" calcext:value-type="float">
            <text:p>54.4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1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4072" calcext:value-type="float">
            <text:p>56.96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1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1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4488" calcext:value-type="float">
            <text:p>57.2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1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1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0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0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0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0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0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0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0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0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0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0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8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9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9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9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9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9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9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9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1984" calcext:value-type="float">
            <text:p>53.2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9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4136" calcext:value-type="float">
            <text:p>52.9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9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9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9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9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6432" calcext:value-type="float">
            <text:p>52.9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8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6544" calcext:value-type="float">
            <text:p>63.02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8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732" calcext:value-type="float">
            <text:p>62.37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8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836" calcext:value-type="float">
            <text:p>63.07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8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988" calcext:value-type="float">
            <text:p>63.8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8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8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2976" calcext:value-type="float">
            <text:p>62.67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8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8992" calcext:value-type="float">
            <text:p>62.03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8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9472" calcext:value-type="float">
            <text:p>62.06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8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8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8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3144" calcext:value-type="float">
            <text:p>62.49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8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8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5376" calcext:value-type="float">
            <text:p>62.82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8464" calcext:value-type="float">
            <text:p>63.14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1944" calcext:value-type="float">
            <text:p>64.32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6336" calcext:value-type="float">
            <text:p>62.88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2864" calcext:value-type="float">
            <text:p>64.06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9768" calcext:value-type="float">
            <text:p>65.19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1408" calcext:value-type="float">
            <text:p>66.89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7904" calcext:value-type="float">
            <text:p>66.28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5816" calcext:value-type="float">
            <text:p>70.15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0272" calcext:value-type="float">
            <text:p>68.47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8648" calcext:value-type="float">
            <text:p>67.66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504" calcext:value-type="float">
            <text:p>68.80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3448" calcext:value-type="float">
            <text:p>67.97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9184" calcext:value-type="float">
            <text:p>68.90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7672" calcext:value-type="float">
            <text:p>74.33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23472" calcext:value-type="float">
            <text:p>75.02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9632" calcext:value-type="float">
            <text:p>74.77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444" calcext:value-type="float">
            <text:p>73.62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3616" calcext:value-type="float">
            <text:p>75.41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6608" calcext:value-type="float">
            <text:p>74.20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6592" calcext:value-type="float">
            <text:p>80.9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4152" calcext:value-type="float">
            <text:p>76.6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7464" calcext:value-type="float">
            <text:p>74.19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7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7952" calcext:value-type="float">
            <text:p>72.76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6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3192" calcext:value-type="float">
            <text:p>72.78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6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9048" calcext:value-type="float">
            <text:p>74.67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6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32616" calcext:value-type="float">
            <text:p>75.03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6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3528" calcext:value-type="float">
            <text:p>76.2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6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7376" calcext:value-type="float">
            <text:p>75.01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2496" calcext:value-type="float">
            <text:p>74.07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3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2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0632" calcext:value-type="float">
            <text:p>67.54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0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0064" calcext:value-type="float">
            <text:p>64.52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70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446095033901</text:p>
          </table:table-cell>
          <table:table-cell office:value-type="string" calcext:value-type="string">
            <text:p>1966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86" meta:object-count="0"/>
    <meta:user-defined meta:name="AppVersion">3.0</meta:user-defined>
  </office:meta>
</office:document-meta>
</file>